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</office:font-face-decls>
  <office:automatic-styles>
    <style:style style:name="P1" style:family="paragraph" style:parent-style-name="Standard">
      <style:paragraph-properties style:line-spacing="0.0139in"/>
      <style:text-properties style:font-name="Helvetica Neue" fo:font-size="13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0 18 * * * /Users/name/usr/bin/python3 /Users/-name-/Directory/database.py &gt;&gt; populate.log 2&gt;&amp;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2</meta:generator>
  </office:meta>
</office:document-meta>
</file>